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 </text:p>
      <text:p text:style-name="Standard">trieda: sexta </text:p>
      <text:p text:style-name="Standard">škola: Gymnázium J.J. Bánovce </text:p>
      <text:p text:style-name="Standard">úloha č.1</text:p>
      <text:p text:style-name="Standard"/>
      <text:p text:style-name="Standard">Keď načítame nejaké číslo(ktoré nieje posledné), ktoré nechceme, tak stále nevieme s určitosťou vypísať nejaké číslo.</text:p>
      <text:p text:style-name="Standard"/>
      <text:p text:style-name="Standard">Preto si ich musíme zapamätať.</text:p>
      <text:p text:style-name="Standard">Tu je teda pamäťová zložitosť O(k)</text:p>
      <text:p text:style-name="Standard"/>
      <text:p text:style-name="Standard">Keďže potom budeme chcieť vypísať nejaké číslo, tak si musíme overiť, či sa nenachádza v zozname. Tu však potrebujeme overiť či sa dané číslo nenachádza v zozname.</text:p>
      <text:p text:style-name="Standard">Môžme si urobiť pole booleanov, tam síce budeme mať časovú zložitosť pre zistenie, či sa dané číslo nenachádza v zozname O(1), ale zase potrebujeme O(n) pamäte.</text:p>
      <text:p text:style-name="Standard"/>
      <text:p text:style-name="Standard">Preto využijeme USAmovu špecialitku – unordered map – časová zložitosť O(1) – tak isto ako ak pri pole boolov(aj keď sa prikláňam k Sysľovi a neverím tomu – a experimentálne je to viac ako pole boolov), ale pamäť sa nám zníži z n na k.</text:p>
      <text:p text:style-name="Standard"/>
      <text:p text:style-name="Standard">Takže pamäť O(k) a čas O(k) – musíme maximálne overiť všetky nechcené prvky či sa tam nenachádzajú a kopom už len konštantne veľa prvkov vypísať.</text:p>
      <text:p text:style-name="Standard"/>
      <text:p text:style-name="Standard">#include&lt;iostream&gt; </text:p>
      <text:p text:style-name="Standard">#include&lt;vector&gt; </text:p>
      <text:p text:style-name="Standard">#include &lt;tr1/unordered_map&gt; </text:p>
      <text:p text:style-name="Standard">using namespace std::tr1; </text:p>
      <text:p text:style-name="Standard"/>
      <text:p text:style-name="Standard"/>
      <text:p text:style-name="Standard"/>
      <text:p text:style-name="Standard">int main(){ </text:p>
      <text:p text:style-name="Standard">int n, k,poc=0; </text:p>
      <text:p text:style-name="Standard"/>
      <text:p text:style-name="Standard">unordered_map&lt;int, int&gt;pole; </text:p>
      <text:p text:style-name="Standard"/>
      <text:p text:style-name="Standard"/>
      <text:p text:style-name="Standard">std::cin&gt;&gt;n&gt;&gt;k; </text:p>
      <text:p text:style-name="Standard">for (int i=0; i&lt;k; i++){ </text:p>
      <text:p text:style-name="Standard">int t; </text:p>
      <text:p text:style-name="Standard">std::cin&gt;&gt;t; </text:p>
      <text:p text:style-name="Standard">pole[t]=0; <text:tab/><text:tab/><text:tab/><text:tab/><text:tab/><text:tab/>//označíme, že sa prvok nachádza v zozname</text:p>
      <text:p text:style-name="Standard">} </text:p>
      <text:p text:style-name="Standard">int pocet=0; </text:p>
      <text:p text:style-name="Standard">for(int i=1; i&lt;=n; i++){ </text:p>
      <text:p text:style-name="Standard">if(pole.find(i)==pole.end()){ std::cout&lt;&lt;i&lt;&lt;" "; pocet++;} <text:tab/><text:tab/><text:tab/>//ak sa prvok nenachádza v zozname, tak sa vypíše</text:p>
      <text:p text:style-name="Standard">if(pocet==10) break; <text:tab/><text:tab/><text:tab/>//a už máme 10 prvkov, tak je už na čase skončiť vypisovanie</text:p>
      <text:p text:style-name="Standard">} </text:p>
      <text:p text:style-name="Standard"/>
      <text:p text:style-name="Standard">std::cout&lt;&lt;std::endl; </text:p>
      <text:p text:style-name="Standard"/>
      <text:p text:style-name="Standard"/>
      <text:p text:style-name="Standard"><text:soft-page-break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3-10T13:00:30</meta:creation-date>
    <dc:date>2012-03-11T08:34:08</dc:date>
    <dc:creator>kabell </dc:creator>
    <meta:editing-duration>PT12M37S</meta:editing-duration>
    <meta:editing-cycles>3</meta:editing-cycles>
    <meta:generator>LibreOffice/3.4$Unix LibreOffice_project/340m1$Build-402</meta:generator>
    <meta:document-statistic meta:table-count="0" meta:image-count="0" meta:object-count="0" meta:page-count="2" meta:paragraph-count="31" meta:word-count="229" meta:character-count="1486" meta:non-whitespace-character-count="1257"/>
  </office:meta>
</office:document-meta>
</file>